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40000008371A2A31E.png"/>
  <manifest:file-entry manifest:media-type="image/png" manifest:full-path="Pictures/10000000000000DC000001181BF837D1.png"/>
  <manifest:file-entry manifest:media-type="image/png" manifest:full-path="Pictures/10000000000001D20000013FD0DC4342.png"/>
  <manifest:file-entry manifest:media-type="image/png" manifest:full-path="Pictures/10000000000000970000017BD8776B8F.png"/>
  <manifest:file-entry manifest:media-type="image/png" manifest:full-path="Pictures/100000000000010A000000B6EB8AFC9C.png"/>
  <manifest:file-entry manifest:media-type="image/png" manifest:full-path="Pictures/10000000000000FB0000008DD48C5F0A.png"/>
  <manifest:file-entry manifest:media-type="image/png" manifest:full-path="Pictures/100000000000012500000171BAE626E77193E053.png"/>
  <manifest:file-entry manifest:media-type="image/png" manifest:full-path="Pictures/100000000000004100000040119A16AD.png"/>
  <manifest:file-entry manifest:media-type="image/png" manifest:full-path="Pictures/1000000000000056000000565A841D5D.png"/>
  <manifest:file-entry manifest:media-type="image/png" manifest:full-path="Pictures/1000000000000087000000B6B72718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5" style:family="graphic" style:parent-style-name="Default_5f_1">
      <style:graphic-properties draw:stroke="none" svg:stroke-color="#000000" draw:fill="none" draw:fill-color="#ffffff" fo:min-height="2.127cm"/>
    </style:style>
    <style:style style:name="gr6" style:family="graphic" style:parent-style-name="Default_5f_1">
      <style:graphic-properties draw:stroke="none" svg:stroke-color="#000000" draw:fill="none" draw:fill-color="#ffffff" fo:min-height="0.831cm"/>
    </style:style>
    <style:style style:name="gr7" style:family="graphic" style:parent-style-name="Default_5f_1">
      <style:graphic-properties draw:stroke="none" svg:stroke-color="#000000" draw:fill="none" draw:fill-color="#ffffff" fo:min-height="1.41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style:protect="size"/>
    </style:style>
    <style:style style:name="gr24" style:family="graphic" style:parent-style-name="standard">
      <style:graphic-properties svg:stroke-width="0.1cm" svg:stroke-color="#33ff99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draw:fill-color="#ffd320" draw:textarea-vertical-align="middle"/>
    </style:style>
    <style:style style:name="gr26" style:family="graphic" style:parent-style-name="measure">
      <style:graphic-properties draw:textarea-vertical-align="middle"/>
    </style:style>
    <style:style style:name="gr27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3" draw:layer="layout" svg:width="6.34cm" svg:height="2.377cm" draw:transform="rotate (0.0003490658503988) translate (32.738cm 25.353cm)">
            <draw:text-box>
              <text:p text:style-name="P1"><text:span text:style-name="T1">Address Here</text:span></text:p>
            </draw:text-box>
          </draw:frame>
          <draw:frame draw:style-name="gr6" draw:text-style-name="P4" draw:layer="layout" svg:width="7.925cm" svg:height="1.081cm" draw:transform="rotate (0.0001745329251994) translate (32.451cm 27.226cm)">
            <draw:text-box>
              <text:p><text:span text:style-name="T3">email@youremail.com</text:span></text:p>
            </draw:text-box>
          </draw:frame>
          <draw:frame draw:style-name="gr7" draw:text-style-name="P5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5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6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6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6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6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6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6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4" draw:layer="layout" svg:width="2.119cm" svg:height="1.195cm" svg:x="17.787cm" svg:y="26.249cm">
            <draw:text-box>
              <text:p><text:span text:style-name="T6">1:2</text:span></text:p>
            </draw:text-box>
          </draw:frame>
          <draw:frame draw:style-name="gr17" draw:text-style-name="P7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) translate (3.708cm 26.487cm)">
            <draw:text-box>
              <text:p><text:span text:style-name="T7">xxxxxx</text:span><text:span text:style-name="T2"> </text:span></text:p>
            </draw:text-box>
          </draw:frame>
        </draw:g>
        <draw:frame draw:style-name="gr19" draw:text-style-name="P1" draw:layer="layout" svg:width="8.582cm" svg:height="5.853cm" draw:transform="rotate (1.5707963267946) translate (10.223cm 17.542cm)">
          <draw:image xlink:href="Pictures/10000000000001D20000013FD0DC4342.png" xlink:type="simple" xlink:show="embed" xlink:actuate="onLoad">
            <text:p/>
          </draw:image>
        </draw:frame>
        <draw:g>
          <draw:frame draw:style-name="gr19" draw:text-style-name="P1" draw:layer="layout" svg:width="4.635cm" svg:height="2.557cm" draw:transform="rotate (1.5707963267946) translate (10.081cm 7.651cm)">
            <draw:image xlink:href="Pictures/10000000000000FB0000008DD48C5F0A.png" xlink:type="simple" xlink:show="embed" xlink:actuate="onLoad">
              <text:p/>
            </draw:image>
          </draw:frame>
          <draw:rect draw:style-name="gr21" draw:text-style-name="P1" draw:layer="layout" svg:width="2.7cm" svg:height="4.75cm" svg:x="10.013cm" svg:y="2.947cm">
            <text:p/>
          </draw:rect>
        </draw:g>
        <draw:g>
          <draw:frame draw:style-name="gr19" draw:text-style-name="P1" draw:layer="layout" svg:width="4.554cm" svg:height="3.159cm" draw:transform="rotate (1.5707963267946) translate (3.158cm 7.097cm)">
            <draw:image xlink:href="Pictures/100000000000010A000000B6EB8AFC9C.png" xlink:type="simple" xlink:show="embed" xlink:actuate="onLoad">
              <text:p/>
            </draw:image>
          </draw:frame>
          <draw:rect draw:style-name="gr21" draw:text-style-name="P1" draw:layer="layout" svg:width="3cm" svg:height="4.75cm" svg:x="3.04cm" svg:y="2.455cm">
            <text:p/>
          </draw:rect>
        </draw:g>
        <draw:g>
          <draw:frame draw:style-name="gr19" draw:text-style-name="P1" draw:layer="layout" svg:width="1.706cm" svg:height="4.667cm" svg:x="19.398cm" svg:y="1cm">
            <draw:image xlink:href="Pictures/10000000000000970000017BD8776B8F.png" xlink:type="simple" xlink:show="embed" xlink:actuate="onLoad">
              <text:p/>
            </draw:image>
          </draw:frame>
          <draw:rect draw:style-name="gr21" draw:text-style-name="P1" draw:layer="layout" svg:width="1.75cm" svg:height="4.25cm" svg:x="19.39cm" svg:y="1.474cm">
            <text:p/>
          </draw:rect>
        </draw:g>
        <draw:g>
          <draw:frame draw:style-name="gr19" draw:text-style-name="P8" draw:layer="layout" svg:width="1.62cm" svg:height="2.338cm" svg:x="29.986cm" svg:y="2.523cm">
            <draw:image xlink:href="Pictures/1000000000000087000000B6B72718E4.png" xlink:type="simple" xlink:show="embed" xlink:actuate="onLoad">
              <text:p/>
            </draw:image>
          </draw:frame>
          <draw:rect draw:style-name="gr21" draw:text-style-name="P1" draw:layer="layout" svg:width="1.75cm" svg:height="1.75cm" svg:x="29.929cm" svg:y="2.452cm">
            <text:p/>
          </draw:rect>
        </draw:g>
        <draw:frame draw:style-name="gr22" draw:text-style-name="P1" draw:layer="layout" svg:width="1.77cm" svg:height="1.789cm" svg:x="27.772cm" svg:y="6.624cm">
          <draw:image xlink:href="Pictures/10000000000000840000008371A2A31E.png" xlink:type="simple" xlink:show="embed" xlink:actuate="onLoad">
            <text:p/>
          </draw:image>
        </draw:frame>
        <draw:custom-shape draw:style-name="gr23" draw:text-style-name="P1" draw:layer="layout" svg:width="1.25cm" svg:height="1.25cm" svg:x="28.04cm" svg:y="6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4.591cm" svg:height="6.101cm" draw:transform="rotate (1.5707963267946) translate (23.881cm 14.239cm)">
          <draw:image xlink:href="Pictures/10000000000000DC000001181BF837D1.png" xlink:type="simple" xlink:show="embed" xlink:actuate="onLoad">
            <text:p/>
          </draw:image>
        </draw:frame>
        <draw:custom-shape draw:style-name="gr24" draw:text-style-name="P1" draw:layer="layout" svg:width="1.75cm" svg:height="1.75cm" svg:x="12.34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1.719cm" svg:height="1.692cm" svg:x="17.78cm" svg:y="9.589cm">
          <draw:image xlink:href="Pictures/100000000000004100000040119A16AD.png" xlink:type="simple" xlink:show="embed" xlink:actuate="onLoad">
            <text:p/>
          </draw:image>
        </draw:frame>
        <draw:custom-shape draw:style-name="gr24" draw:text-style-name="P1" draw:layer="layout" svg:width="1.75cm" svg:height="1.75cm" svg:x="14.104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12.356cm" svg:y="1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10.742cm" svg:y="13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10.359cm" svg:y="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12.506cm" svg:y="9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24.021cm" svg:y="12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26.135cm" svg:y="12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28.082cm" svg:y="12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26.035cm" svg:y="9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75cm" svg:height="1.75cm" svg:x="24.121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1.913cm" svg:height="1.981cm" svg:x="20.197cm" svg:y="7.977cm">
          <draw:image xlink:href="Pictures/1000000000000056000000565A841D5D.png" xlink:type="simple" xlink:show="embed" xlink:actuate="onLoad">
            <text:p/>
          </draw:image>
        </draw:frame>
        <draw:custom-shape draw:style-name="gr24" draw:text-style-name="P1" draw:layer="layout" svg:width="1.75cm" svg:height="1.75cm" svg:x="18.157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8" draw:layer="layout" svg:width="1.62cm" svg:height="2.338cm" svg:x="29.986cm" svg:y="2.511cm">
            <draw:image xlink:href="Pictures/1000000000000087000000B6B72718E4.png" xlink:type="simple" xlink:show="embed" xlink:actuate="onLoad">
              <text:p/>
            </draw:image>
          </draw:frame>
          <draw:rect draw:style-name="gr21" draw:text-style-name="P1" draw:layer="layout" svg:width="1.75cm" svg:height="1.75cm" svg:x="29.929cm" svg:y="2.44cm">
            <text:p/>
          </draw:rect>
        </draw:g>
      </draw:page>
      <draw:page draw:name="page2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3" draw:layer="layout" svg:width="6.34cm" svg:height="2.377cm" draw:transform="rotate (0.0003490658503988) translate (32.738cm 25.353cm)">
            <draw:text-box>
              <text:p text:style-name="P1"><text:span text:style-name="T1">Address Here</text:span></text:p>
            </draw:text-box>
          </draw:frame>
          <draw:frame draw:style-name="gr6" draw:text-style-name="P4" draw:layer="layout" svg:width="7.925cm" svg:height="1.081cm" draw:transform="rotate (0.0001745329251994) translate (32.451cm 27.226cm)">
            <draw:text-box>
              <text:p><text:span text:style-name="T3">email@youremail.com</text:span></text:p>
            </draw:text-box>
          </draw:frame>
          <draw:frame draw:style-name="gr7" draw:text-style-name="P5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5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6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6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6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6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6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6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4" draw:layer="layout" svg:width="2.119cm" svg:height="1.195cm" svg:x="17.787cm" svg:y="26.249cm">
            <draw:text-box>
              <text:p><text:span text:style-name="T6">1:2</text:span></text:p>
            </draw:text-box>
          </draw:frame>
          <draw:frame draw:style-name="gr17" draw:text-style-name="P7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) translate (3.708cm 26.487cm)">
            <draw:text-box>
              <text:p><text:span text:style-name="T7">xxxxxx</text:span><text:span text:style-name="T2"> </text:span></text:p>
            </draw:text-box>
          </draw:frame>
        </draw:g>
        <draw:rect draw:style-name="gr25" draw:text-style-name="P1" draw:layer="layout" svg:width="25cm" svg:height="12.5cm" svg:x="7.345cm" svg:y="5.209cm">
          <text:p/>
        </draw:rect>
        <draw:measure draw:style-name="gr26" draw:text-style-name="P1" draw:layer="measurelines" svg:x1="7.314cm" svg:y1="5.203cm" svg:x2="32.315cm" svg:y2="5.233cm">
          <text:p text:style-name="P9"><text:measure text:kind="gap"/><text:measure text:kind="value">500,02</text:measure> <text:measure text:kind="unit">mm</text:measure><text:measure text:kind="gap"/></text:p>
        </draw:measure>
        <draw:measure draw:style-name="gr26" draw:text-style-name="P1" draw:layer="measurelines" svg:x1="7.373cm" svg:y1="17.689cm" svg:x2="7.373cm" svg:y2="5.203cm">
          <text:p text:style-name="P9"><text:measure text:kind="gap"/><text:measure text:kind="value">249,72</text:measure> <text:measure text:kind="unit">mm</text:measure><text:measure text:kind="gap"/></text:p>
        </draw:measure>
        <draw:g>
          <draw:frame draw:style-name="gr19" draw:text-style-name="P1" draw:layer="layout" svg:width="4.554cm" svg:height="3.159cm" draw:transform="rotate (1.5707963267946) translate (14.443cm 13.863cm)">
            <draw:image xlink:href="Pictures/100000000000010A000000B6EB8AFC9C.png" xlink:type="simple" xlink:show="embed" xlink:actuate="onLoad">
              <text:p/>
            </draw:image>
          </draw:frame>
          <draw:rect draw:style-name="gr21" draw:text-style-name="P1" draw:layer="layout" svg:width="3cm" svg:height="4.75cm" svg:x="14.325cm" svg:y="9.221cm">
            <text:p/>
          </draw:rect>
        </draw:g>
        <draw:frame draw:style-name="gr19" draw:text-style-name="P1" draw:layer="layout" svg:width="4.635cm" svg:height="2.557cm" draw:transform="rotate (1.5707963267946) translate (20.117cm 15.547cm)">
          <draw:image xlink:href="Pictures/10000000000000FB0000008DD48C5F0A.png" xlink:type="simple" xlink:show="embed" xlink:actuate="onLoad">
            <text:p/>
          </draw:image>
        </draw:frame>
        <draw:custom-shape draw:style-name="gr27" draw:text-style-name="P1" draw:layer="layout" svg:width="1.75cm" svg:height="1.75cm" svg:x="8.787cm" svg:y="8.879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27.575cm" svg:y="8.709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25.9cm" svg:y="10.359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28.692cm" svg:y="10.84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27.211cm" svg:y="12.47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24.687cm" svg:y="6.1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27.478cm" svg:y="5.89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16.822cm" svg:y="5.65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13.764cm" svg:y="5.84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10.244cm" svg:y="10.62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7.646cm" svg:y="10.84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1.75cm" svg:x="9.102cm" svg:y="12.49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8" draw:layer="layout" svg:width="1.62cm" svg:height="2.338cm" svg:x="21.976cm" svg:y="7.511cm">
            <draw:image xlink:href="Pictures/1000000000000087000000B6B72718E4.png" xlink:type="simple" xlink:show="embed" xlink:actuate="onLoad">
              <text:p/>
            </draw:image>
          </draw:frame>
          <draw:rect draw:style-name="gr21" draw:text-style-name="P1" draw:layer="layout" svg:width="1.75cm" svg:height="1.75cm" svg:x="21.919cm" svg:y="7.4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10T17:19:46.58</meta:creation-date>
    <dc:date>2022-02-07T17:10:50.89</dc:date>
    <meta:editing-duration>PT11H54M19S</meta:editing-duration>
    <meta:editing-cycles>34</meta:editing-cycles>
    <meta:generator>OpenOffice/4.1.10$Win32 OpenOffice.org_project/4110m2$Build-9807</meta:generator>
    <dc:creator>m p</dc:creator>
    <meta:document-statistic meta:object-count="107"/>
  </office:meta>
</office:document-meta>
</file>